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49600000078DA95063A003CE1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style:contextual-spacing="false"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text-properties officeooo:rsid="0012afe0"/>
    </style:style>
    <style:style style:name="P91" style:family="paragraph" style:parent-style-name="Standard">
      <style:text-properties officeooo:rsid="0012afe0" officeooo:paragraph-rsid="0012afe0"/>
    </style:style>
    <style:style style:name="P92" style:family="paragraph" style:parent-style-name="Standard" style:list-style-name="L84">
      <style:text-properties officeooo:rsid="0012afe0" officeooo:paragraph-rsid="0012afe0"/>
    </style:style>
    <style:style style:name="P93" style:family="paragraph" style:parent-style-name="Standard" style:list-style-name="L82">
      <style:paragraph-properties fo:margin-left="0.9846in" fo:margin-right="0in" fo:text-indent="0in" style:auto-text-indent="false">
        <style:tab-stops/>
      </style:paragraph-properties>
    </style:style>
    <style:style style:name="P94" style:family="paragraph">
      <loext:graphic-properties draw:fill-color="#ff006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loext:opacity="100%" style:font-name="arial" fo:font-size="7.5pt" fo:font-weight="bold" style:font-size-asian="7.5pt" style:font-weight-asian="bold" style:font-weight-complex="bold"/>
    </style:style>
    <style:style style:name="T5" style:family="text">
      <style:text-properties fo:color="#2300dc" loext:opacity="100%" style:font-name="arial" fo:font-size="7.5pt" style:font-size-asian="7.5pt"/>
    </style:style>
    <style:style style:name="T6" style:family="text">
      <style:text-properties fo:color="#222222" loext:opacity="100%" style:font-name="arial" fo:font-size="7.5pt" style:font-size-asian="7.5pt"/>
    </style:style>
    <style:style style:name="T7" style:family="text">
      <style:text-properties fo:color="#222222" loext:opacity="100%"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loext:opacity="1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loext:opacity="100%" fo:font-weight="bold"/>
    </style:style>
    <style:style style:name="T12" style:family="text">
      <style:text-properties fo:color="#fc0107" loext:opacity="100%" fo:font-weight="bold" style:font-weight-asian="bold" style:font-weight-complex="bold"/>
    </style:style>
    <style:style style:name="T13" style:family="text">
      <style:text-properties fo:color="#c5000b" loext:opacity="100%" fo:font-weight="bold" style:font-weight-asian="bold" style:font-weight-complex="bold"/>
    </style:style>
    <style:style style:name="T14" style:family="text">
      <style:text-properties fo:color="#cc0000" loext:opacity="100%"/>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90"/>
      <text:p text:style-name="P91">version 3.7.4</text:p>
      <text:list xml:id="list2641058060" text:style-name="L84">
        <text:list-item>
          <text:p text:style-name="P9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315068421" text:style-name="L1">
        <text:list-item>
          <text:p text:style-name="P9">adds code line needed by any Mac users that are running Big Sur<text:line-break/></text:p>
        </text:list-item>
      </text:list>
      <text:p text:style-name="Standard">version 3.7.2</text:p>
      <text:list xml:id="list4033723046" text:style-name="L2">
        <text:list-item>
          <text:p text:style-name="P10">fixes bug that caused all analysis attempts to 'stall'</text:p>
        </text:list-item>
      </text:list>
      <text:p text:style-name="Standard"/>
      <text:p text:style-name="Standard">version 3.7.1</text:p>
      <text:list xml:id="list3188772534" text:style-name="L3">
        <text:list-item>
          <text:p text:style-name="P11">fixed a bug in the r limb angle entry<text:line-break/></text:p>
        </text:list-item>
      </text:list>
      <text:p text:style-name="Standard">version 3.7.0</text:p>
      <text:list xml:id="list359205765" text:style-name="L4">
        <text:list-item>
          <text:p text:style-name="P12">adds right-click help to ast speed label giving the equation to use if asteroid speed is not available but asteroid diameter and maximum duration are specified<text:line-break/></text:p>
        </text:list-item>
        <text:list-item>
          <text:p text:style-name="P12">adds suggestion to right-click help on penumbral fit checkbox for how to find the penumbral curve csv file that is provided for practice purposes.<text:line-break/></text:p>
        </text:list-item>
      </text:list>
      <text:p text:style-name="Standard">version 3.6.8</text:p>
      <text:list xml:id="list1900121538" text:style-name="L5">
        <text:list-item>
          <text:p text:style-name="P13">adds modeling of off centerline observations to lightcurve calibration curve generation<text:line-break/></text:p>
        </text:list-item>
      </text:list>
      <text:p text:style-name="Standard">version 3.6.7</text:p>
      <text:list xml:id="list760586953" text:style-name="L6">
        <text:list-item>
          <text:p text:style-name="P14">clarified the location of the Enable Manual Timestamp Entry checkbox in the pop-up message appears when there are no timestamps in the csv file.<text:line-break/></text:p>
        </text:list-item>
      </text:list>
      <text:p text:style-name="Standard">version 3.6.6</text:p>
      <text:list xml:id="list3118555883" text:style-name="L7">
        <text:list-item>
          <text:p text:style-name="P1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418438983" text:style-name="L8">
        <text:list-item>
          <text:p text:style-name="P1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197353055" text:style-name="L9">
        <text:list-item>
          <text:p text:style-name="P17"><text:soft-page-break/>version 3.6.2 would open .xlsx Report file on Mac, but not Windows. This version attempts to fix that (Windows needs a different command to open a file).<text:line-break/></text:p>
        </text:list-item>
      </text:list>
      <text:p text:style-name="Standard">version 3.6.2</text:p>
      <text:list xml:id="list2107524261" text:style-name="L10">
        <text:list-item>
          <text:p text:style-name="P1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76639334" text:style-name="L11">
        <text:list-item>
          <text:p text:style-name="P1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2686319676" text:style-name="L12">
        <text:list-item>
          <text:p text:style-name="P20"><draw:frame draw:style-name="fr2" draw:name="graphics3" text:anchor-type="paragraph" svg:x="0.5764in" svg:y="0.8992in" svg:width="6.1827in" svg:height="0.6311in" draw:z-index="2"><draw:image xlink:href="Pictures/100002010000049600000078DA95063A003CE102.png" xlink:type="simple" xlink:show="embed" xlink:actuate="onLoad" draw:mime-type="image/png"/></draw:frame><draw:custom-shape text:anchor-type="paragraph" draw:z-index="3" draw:name="Shape1" draw:style-name="gr1" draw:text-style-name="P94"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0"><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text:soft-pag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308747011" text:style-name="L13">
        <text:list-item>
          <text:p text:style-name="P21">fixed another bug in penumbral curve fit and removed diagnostic printouts.<text:line-break/></text:p>
        </text:list-item>
      </text:list>
      <text:p text:style-name="Standard">version 3.5.8</text:p>
      <text:list xml:id="list2933225551" text:style-name="L14">
        <text:list-item>
          <text:p text:style-name="P22">fixed a number of bugs in the penumbral curve fit code<text:line-break/></text:p>
        </text:list-item>
      </text:list>
      <text:p text:style-name="Standard">version 3.5.7</text:p>
      <text:list xml:id="list2876910864" text:style-name="L15">
        <text:list-item>
          <text:p text:style-name="P2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272310706" text:style-name="L16">
        <text:list-item>
          <text:p text:style-name="P2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697453879" text:style-name="L17">
        <text:list-item>
          <text:p text:style-name="P2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181575640" text:style-name="L18">
        <text:list-item>
          <text:p text:style-name="P2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411658093" text:style-name="L19">
        <text:list-item>
          <text:p text:style-name="P2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2150983288" text:style-name="L20">
        <text:list-item>
          <text:p text:style-name="P28">Changed the 'smooth reference star procedure' to no longer display the points at the left and right ends; such points are actually extrapolated points with all the hazards that extrapolation can engender. <text:s/>Smoothing functions that use sliding <text:soft-page-break/>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869646663" text:style-name="L21">
        <text:list-item>
          <text:p text:style-name="P29">Added additional references to the North American Excel Spreadsheet report in the new section of the final report that bangs on about the start-of-exposure timing convention.<text:line-break/></text:p>
        </text:list-item>
      </text:list>
      <text:p text:style-name="Standard">version 3.5.0</text:p>
      <text:list xml:id="list3133752928" text:style-name="L22">
        <text:list-item>
          <text:p text:style-name="P3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0">NEW: when 'trims' have been placed, a 'write csv' process will honor those values and produce a 'trimmed' output file.<text:line-break/></text:p>
        </text:list-item>
        <text:list-item>
          <text:p text:style-name="P30">NEW: when a light curve has been 'normalized', the changed values are written to the data table where, once again, a 'write csv' process will capture the results.<text:line-break/></text:p>
        </text:list-item>
        <text:list-item>
          <text:p text:style-name="P30">Added additional reminders that the start-of-exposure timestamp/timing convention is employed.</text:p>
        </text:list-item>
      </text:list>
      <text:p text:style-name="Standard"/>
      <text:p text:style-name="Standard">version 3.4.9</text:p>
      <text:list xml:id="list4029916277" text:style-name="L23">
        <text:list-item>
          <text:p text:style-name="P31">Added some explanatory language to the “Excel report” section regarding the proper interpretation of the 'false positive probability' number.<text:line-break/></text:p>
        </text:list-item>
      </text:list>
      <text:p text:style-name="Standard">version 3.4.8</text:p>
      <text:list xml:id="list4019241749" text:style-name="L24">
        <text:list-item>
          <text:p text:style-name="P32">This version deals more realistically with high magDrop lightcurves by defining a 'limiting magDrop' as: <text:line-break/><text:line-break/><text:tab/>limMagDrop = 2.5 * log10( B / std(A) ) <text:line-break/><text:line-break/><text:tab/>std(A) is the noise level of A.</text:p>
          <text:p text:style-name="P32"><text:s text:c="10"/>B = average baseline intensity<text:line-break/> <text:s text:c="9"/>A = average event intensity<text:line-break/><text:line-break/>Normally, we report/calculate magDrop = 2.5 * log10( B / A ), but this calculation <text:soft-page-break/>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17531927" text:style-name="L25">
        <text:list-item>
          <text:p text:style-name="P33">Automatically loads the correct version of Adv2<text:line-break/></text:p>
        </text:list-item>
      </text:list>
      <text:p text:style-name="Standard">version 3.4.6</text:p>
      <text:list xml:id="list3028146549" text:style-name="L26">
        <text:list-item>
          <text:p text:style-name="P34">Adds AAV Version 2 file as a type that can be read (important when Do OCR check is enabled)</text:p>
        </text:list-item>
      </text:list>
      <text:p text:style-name="Standard"/>
      <text:p text:style-name="Standard">version 3.4.5</text:p>
      <text:list xml:id="list4157624818" text:style-name="L27">
        <text:list-item>
          <text:p text:style-name="P35">Fixes block integration which was failing when more than 4 lightcurves were being processed.<text:line-break/></text:p>
        </text:list-item>
        <text:list-item>
          <text:p text:style-name="P35">Made use diff and Do OCR checkboxes sticky.<text:line-break/></text:p>
        </text:list-item>
      </text:list>
      <text:p text:style-name="Standard">version 3.4.4</text:p>
      <text:list xml:id="list38811819" text:style-name="L28">
        <text:list-item>
          <text:p text:style-name="P3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050469232" text:style-name="L29">
        <text:list-item>
          <text:p text:style-name="P3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text:soft-page-break/>make that happen.<text:line-break/> </text:p>
        </text:list-item>
      </text:list>
      <text:p text:style-name="Standard">version 3.4.2</text:p>
      <text:list xml:id="list3290543392" text:style-name="L30">
        <text:list-item>
          <text:p text:style-name="P3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347534303" text:style-name="L31">
        <text:list-item>
          <text:p text:style-name="P3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25624349" text:style-name="L32">
        <text:list-item>
          <text:p text:style-name="P4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567114806" text:style-name="L33">
        <text:list-item>
          <text:p text:style-name="P41">Automatically installs cv2 if not already present. <text:s/>This package is needed for the new frame view feature.<text:line-break/></text:p>
        </text:list-item>
      </text:list>
      <text:p text:style-name="Standard">version 3.3.8</text:p>
      <text:list xml:id="list2822773661" text:style-name="L34">
        <text:list-item>
          <text:p text:style-name="P42">If the video referenced in the csv file can be found, there is now an automatic <text:soft-page-break/>display of the D and R frames relevant to calculating correct D and R times so that the user can verify that timestamp OCR extracted the correct timestamp values.<text:line-break/></text:p>
        </text:list-item>
      </text:list>
      <text:p text:style-name="Standard">version 3.3.7</text:p>
      <text:list xml:id="list2261056682" text:style-name="L35">
        <text:list-item>
          <text:p text:style-name="P43">A new button (View frame) with an associated spinner for entry of a frame number has been added:</text:p>
          <text:p text:style-name="P4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538116509" text:style-name="L36">
        <text:list-item>
          <text:p text:style-name="P4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64206256" text:style-name="L37">
        <text:list-item>
          <text:p text:style-name="P45"><text:soft-page-break/>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748545380" text:style-name="L38">
        <text:list-item>
          <text:p text:style-name="P4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287699563" text:style-name="L39">
        <text:list-item>
          <text:p text:style-name="P4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824805587" text:style-name="L40">
        <text:list-item>
          <text:p text:style-name="P48">Changed main plot so that the scroll wheel only zooms the x axis.</text:p>
        </text:list-item>
        <text:list-item>
          <text:p text:style-name="P48">Changed lightcurve plot so that it conforms properly to 'start-of-exposure'.<text:line-break/></text:p>
        </text:list-item>
      </text:list>
      <text:p text:style-name="Standard">version 3.2.8</text:p>
      <text:list xml:id="list3725413158" text:style-name="L41">
        <text:list-item>
          <text:p text:style-name="P49">Changed font size in help files --- it was fine for Mac but too big for Win10<text:line-break/></text:p>
        </text:list-item>
      </text:list>
      <text:p text:style-name="Standard">version 3.2.7</text:p>
      <text:list xml:id="list3115675387" text:style-name="L42">
        <text:list-item>
          <text:p text:style-name="P5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864630209" text:style-name="L43">
        <text:list-item>
          <text:p text:style-name="P51">This is a 'cosmetic' release --- there should be NO detectable differences from version 3.2.5 in terms of functionality.</text:p>
        </text:list-item>
        <text:list-item>
          <text:p text:style-name="P51">All python files were brought into compliance with PEP 8 coding standards. <text:s/>Only I care about that.</text:p>
        </text:list-item>
        <text:list-item>
          <text:p text:style-name="P5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1">All this 'cosmetic' work is in preparation for working on PyOTE issues again.<text:line-break/> </text:p>
        </text:list-item>
      </text:list>
      <text:p text:style-name="Standard">version 3.2.5</text:p>
      <text:list xml:id="list3641031268" text:style-name="L44">
        <text:list-item>
          <text:p text:style-name="P52"><text:soft-page-break/>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081358599" text:style-name="L45">
        <text:list-item>
          <text:p text:style-name="P53">Modified the test for newer version to accommodate the different strings returned by pip 18.1 and pip 19.0+</text:p>
        </text:list-item>
        <text:list-item>
          <text:p text:style-name="P53">Added ability to invoke PyOTE from PyMovie with an externally supplied csv file that is automatically opened.<text:line-break/></text:p>
        </text:list-item>
      </text:list>
      <text:p text:style-name="Standard">version 3.2.3</text:p>
      <text:list xml:id="list2119874319" text:style-name="L46">
        <text:list-item>
          <text:p text:style-name="P5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4">Added support for the PyMovie csv format<text:line-break/></text:p>
        </text:list-item>
      </text:list>
      <text:p text:style-name="Standard">version 3.2.1</text:p>
      <text:list xml:id="list2502813222" text:style-name="L47">
        <text:list-item>
          <text:p text:style-name="P5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324673427" text:style-name="L48">
        <text:list-item>
          <text:p text:style-name="P56">Changed GUI to better align text on min max edit boxes to avoid confusion.<text:line-break/></text:p>
        </text:list-item>
      </text:list>
      <text:p text:style-name="Standard">version 3.1.9</text:p>
      <text:list xml:id="list1452799771" text:style-name="L49">
        <text:list-item>
          <text:p text:style-name="P57">Fixed a bug in the test for a min/max solution search being constrained by a too large min value.<text:line-break/></text:p>
        </text:list-item>
      </text:list>
      <text:p text:style-name="Standard">version 3.1.8</text:p>
      <text:list xml:id="list612828644" text:style-name="L50">
        <text:list-item>
          <text:p text:style-name="P58">version 3.1.7 was released without an updated version history. <text:s/>Here is what was changed in 3.1.7:<text:line-break/></text:p>
        </text:list-item>
        <text:list-item>
          <text:p text:style-name="P58">Added the ability to write the data table that is displayed in the lower left corner of the GUI out as a csv file. <text:s/>Now, if timestamps and block integration operations are performed on the input file, those results can be preserved in a csv file.<text:line-break/><text:line-break/><text:soft-pag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55680092" text:style-name="L51">
        <text:list-item>
          <text:p text:style-name="P59">Values entered in the Manual Timestamp Entry dialog box are now 'sticky', thus making corrections easy to do without requiring re-entry of all data. </text:p>
          <text:p text:style-name="P59"><text:line-break/>Also trapped is the case where a user has entered a custom frame time but failed to click the radio button indicating that it is to be used.<text:line-break/></text:p>
        </text:list-item>
      </text:list>
      <text:p text:style-name="Standard">version 3.1.5:</text:p>
      <text:list xml:id="list2800152227" text:style-name="L52">
        <text:list-item>
          <text:p text:style-name="P6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328224167" text:style-name="L53">
        <text:list-item>
          <text:p text:style-name="P61">Fixed error in new dropped reading detection logic when light curve was processed in field mode.<text:line-break/></text:p>
        </text:list-item>
        <text:list-item>
          <text:p text:style-name="P61">Cleaned up some language in tooltips.<text:line-break/></text:p>
        </text:list-item>
      </text:list>
      <text:p text:style-name="Standard">version 3.1.3:</text:p>
      <text:list xml:id="list814116038" text:style-name="L54">
        <text:list-item>
          <text:p text:style-name="P6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2">Eliminated the 'entry num' column in the data matrix at the lower left of the GUI. The 'entry num' is unused and a possible source of confusion with the frame or field number for the unwary.<text:line-break/></text:p>
        </text:list-item>
        <text:list-item>
          <text:p text:style-name="P6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904745040" text:style-name="L55">
        <text:list-item>
          <text:p text:style-name="P63">Added a test for possible dropped frames identical to that done in R-OTE when <text:soft-page-break/>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394980404" text:style-name="L56">
        <text:list-item>
          <text:p text:style-name="P6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840633573" text:style-name="L57">
        <text:list-item>
          <text:p text:style-name="P6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714545404" text:style-name="L58">
        <text:list-item>
          <text:p text:style-name="P6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718728678" text:style-name="L59">
        <text:list-item>
          <text:p text:style-name="P6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872572873" text:style-name="L60">
        <text:list-item>
          <text:p text:style-name="P68"><text:soft-page-break/>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079917215" text:style-name="L61">
        <text:list-item>
          <text:p text:style-name="P6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3629729" text:style-name="L62">
        <text:list-item>
          <text:p text:style-name="P70">Disable the Accept integration button when user overrides an automatic block analysis with a manual block selection followed by a click on the Block integrate button.<text:line-break/></text:p>
        </text:list-item>
      </text:list>
      <text:p text:style-name="Standard">version 2.1.4:</text:p>
      <text:list xml:id="list1870168739" text:style-name="L63">
        <text:list-item>
          <text:p text:style-name="P71">Corrected a bug that kept manual selection of block integration from being performed after a refusal to accept the automatic block analysis results.<text:line-break/></text:p>
        </text:list-item>
      </text:list>
      <text:p text:style-name="Standard">version 2.1.3:</text:p>
      <text:list xml:id="list2610153889" text:style-name="L64">
        <text:list-item>
          <text:p text:style-name="P7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76609411" text:style-name="L65">
        <text:list-item>
          <text:p text:style-name="P7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831251741" text:style-name="L66">
        <text:list-item>
          <text:p text:style-name="P74">Added progress bar tracking of block integration analysis because it can take an extended amount of time to complete the analysis when the light curve has many points.<text:line-break/></text:p>
        </text:list-item>
      </text:list>
      <text:p text:style-name="Standard">version 2.1.0</text:p>
      <text:list xml:id="list334140182" text:style-name="L67">
        <text:list-item>
          <text:p text:style-name="P7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415930299" text:style-name="L68">
        <text:list-item>
          <text:p text:style-name="P76">Made the selection of Tooltip display 'sticky'</text:p>
        </text:list-item>
        <text:list-item>
          <text:p text:style-name="P76">Duration calculation when D and R span midnight now handled correctly</text:p>
        </text:list-item>
      </text:list>
      <text:p text:style-name="Standard"/>
      <text:p text:style-name="Standard">version 2.0.8</text:p>
      <text:list xml:id="list114337618" text:style-name="L69">
        <text:list-item>
          <text:p text:style-name="P77"><text:soft-page-break/>toolTips changed to invoke and display in a custom dialog box that can be moved and resized to better accommodate legacy displays</text:p>
        </text:list-item>
        <text:list-item>
          <text:p text:style-name="P77">Calc flash timing calculation fixed to properly deal with the non-integer frame numbers that can result from field processed csv files</text:p>
        </text:list-item>
        <text:list-item>
          <text:p text:style-name="P77">Flash timing has been verified to work with integrated light curves</text:p>
        </text:list-item>
        <text:list-item>
          <text:p text:style-name="P7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37211674" text:style-name="L70">
        <text:list-item>
          <text:p text:style-name="P78">Adds a button to calculate the edge position of an LED timing flash.</text:p>
        </text:list-item>
        <text:list-item>
          <text:p text:style-name="P7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8">Adds a checkbox to force manual entry of timestamp info. <text:s/>This is useful when OCR on a VTI timed light curve has catastrophic errors. <text:s/>It is always employed when using LED flash timing.</text:p>
        </text:list-item>
      </text:list>
      <text:list xml:id="list1205209078" text:style-name="L71">
        <text:list-item>
          <text:p text:style-name="P7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124306522" text:style-name="L72">
        <text:list-item>
          <text:p text:style-name="P8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85430467" text:style-name="L73">
        <text:list-item>
          <text:p text:style-name="P81">files generated by pyote now contain PYOTE in the filename.<text:line-break/></text:p>
        </text:list-item>
        <text:list-item>
          <text:p text:style-name="P8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059110033" text:style-name="L74">
        <text:list-item>
          <text:p text:style-name="P8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ext:soft-page-break/>that.</text:p>
        </text:list-item>
      </text:list>
      <text:p text:style-name="Standard"/>
      <text:p text:style-name="Standard">version 2.0.3</text:p>
      <text:list xml:id="list745387768" text:style-name="L75">
        <text:list-item>
          <text:p text:style-name="P8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477134059" text:style-name="L76">
        <text:list-item>
          <text:p text:style-name="P8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998444925" text:style-name="L77">
        <text:list-item>
          <text:p text:style-name="P85">improved handling of D and R region selection so that one cannot enter an invalid configuration --- automatic corrections/changes are applied.<text:line-break/></text:p>
        </text:list-item>
        <text:list-item>
          <text:p text:style-name="P8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923395387" text:style-name="L78">
        <text:list-item>
          <text:p text:style-name="P8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142206469" text:style-name="L79">
        <text:list-item>
          <text:p text:style-name="P8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200788758" text:style-name="L80">
        <text:list-item>
          <text:p text:style-name="P8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032464235" text:style-name="L81">
        <text:list-item>
          <text:p text:style-name="P8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 draw:mime-type="image/png"/></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 draw:mime-type="image/png"/></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211422616" text:style-name="L82">
        <text:list-item>
          <text:p text:style-name="P9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2" style:display-name="WW_CharLFO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3" style:display-name="WW_CharLFO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4" style:display-name="WW_CharLFO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5" style:display-name="WW_CharLFO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6" style:display-name="WW_CharLFO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7" style:display-name="WW_CharLFO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8" style:display-name="WW_CharLFO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LVL9" style:display-name="WW_CharLFO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1" style:display-name="WW_CharLFO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2" style:display-name="WW_CharLFO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3" style:display-name="WW_CharLFO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4" style:display-name="WW_CharLFO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5" style:display-name="WW_CharLFO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6" style:display-name="WW_CharLFO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7" style:display-name="WW_CharLFO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8" style:display-name="WW_CharLFO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LVL9" style:display-name="WW_CharLFO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1" style:display-name="WW_CharLFO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2" style:display-name="WW_CharLFO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3" style:display-name="WW_CharLFO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4" style:display-name="WW_CharLFO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5" style:display-name="WW_CharLFO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6" style:display-name="WW_CharLFO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7" style:display-name="WW_CharLFO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8" style:display-name="WW_CharLFO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LVL9" style:display-name="WW_CharLFO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1" style:display-name="WW_CharLFO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2" style:display-name="WW_CharLFO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3" style:display-name="WW_CharLFO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4" style:display-name="WW_CharLFO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5" style:display-name="WW_CharLFO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6" style:display-name="WW_CharLFO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7" style:display-name="WW_CharLFO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8" style:display-name="WW_CharLFO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LVL9" style:display-name="WW_CharLFO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1" style:display-name="WW_CharLFO1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2" style:display-name="WW_CharLFO1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3" style:display-name="WW_CharLFO1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4" style:display-name="WW_CharLFO1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5" style:display-name="WW_CharLFO1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6" style:display-name="WW_CharLFO1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7" style:display-name="WW_CharLFO1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8" style:display-name="WW_CharLFO1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3LVL9" style:display-name="WW_CharLFO1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1" style:display-name="WW_CharLFO2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2" style:display-name="WW_CharLFO2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3" style:display-name="WW_CharLFO2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4" style:display-name="WW_CharLFO2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5" style:display-name="WW_CharLFO2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6" style:display-name="WW_CharLFO2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7" style:display-name="WW_CharLFO2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8" style:display-name="WW_CharLFO2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0LVL9" style:display-name="WW_CharLFO2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1" style:display-name="WW_CharLFO2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2" style:display-name="WW_CharLFO2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3" style:display-name="WW_CharLFO2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4" style:display-name="WW_CharLFO2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5" style:display-name="WW_CharLFO2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6" style:display-name="WW_CharLFO2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7" style:display-name="WW_CharLFO2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8" style:display-name="WW_CharLFO2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1LVL9" style:display-name="WW_CharLFO2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meta:initial-creator>Robert Anderson</meta:initial-creator>
    <meta:creation-date>2017-08-27T18:53:00Z</meta:creation-date>
    <dc:date>2021-01-13T07:29:08.501582667</dc:date>
    <meta:editing-cycles>119</meta:editing-cycles>
    <meta:editing-duration>PT22H40M6S</meta:editing-duration>
    <meta:document-statistic meta:table-count="0" meta:image-count="3" meta:object-count="0" meta:page-count="16" meta:paragraph-count="226" meta:word-count="6418" meta:character-count="37457" meta:non-whitespace-character-count="31103"/>
    <meta:template xlink:type="simple" xlink:actuate="onRequest" xlink:title="" xlink:href="Normal"/>
  </office:meta>
</office:document-meta>
</file>